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8pt" fo:font-style="normal" fo:text-shadow="none" style:text-underline-style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8" style:family="paragraph">
      <style:paragraph-properties fo:margin-left="1.27cm" fo:margin-right="0cm" fo:text-align="center" fo:text-indent="-1.27cm"/>
      <style:text-properties fo:font-size="36pt"/>
    </style:style>
    <style:style style:name="P9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text-align="center" fo:text-indent="-1.27cm"/>
      <style:text-properties fo:font-size="32pt"/>
    </style:style>
    <style:style style:name="P11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693</text:span></text:p>
            <text:p text:style-name="P1"><text:span text:style-name="T2">“</text:span><text:span text:style-name="T2">O Holy Spirit, Grant Us Gra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7.011cm" svg:x="1.524cm" svg:y="0.609cm">
          <draw:text-box>
            <text:p text:style-name="P4"><text:span text:style-name="T3">1. </text:span><text:span text:style-name="T4">O Holy Spirit, grant us grace</text:span><text:span text:style-name="T4"><text:line-break/></text:span><text:span text:style-name="T4">That we our Lord and Savior</text:span><text:span text:style-name="T4"><text:line-break/></text:span><text:span text:style-name="T4">In faith and fervent love embrace</text:span><text:span text:style-name="T4"><text:line-break/></text:span><text:span text:style-name="T4">And truly serve Him 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4" draw:text-style-name="P7" draw:layer="layout" svg:width="24.892cm" svg:height="5.321cm" svg:x="1.524cm" svg:y="0.508cm">
          <draw:text-box>
            <text:p text:style-name="P6"><text:span text:style-name="T4">The hour of death cannot bring loss</text:span><text:span text:style-name="T4"><text:line-break/></text:span><text:span text:style-name="T4">When we are sheltered by the cross</text:span><text:span text:style-name="T4"><text:line-break/></text:span><text:span text:style-name="T4">That canceled our transgress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3" draw:text-style-name="P9" draw:layer="layout" svg:width="24.892cm" svg:height="7.011cm" svg:x="1.508cm" svg:y="0.609cm">
          <draw:text-box>
            <text:p text:style-name="P8"><text:span text:style-name="T5">2. </text:span><text:span text:style-name="T6">Help us that we Thy saving Word</text:span></text:p>
            <text:p text:style-name="P8"><text:span text:style-name="T6">In faithful hearts may treasure;</text:span></text:p>
            <text:p text:style-name="P8"><text:span text:style-name="T6">Let e’er that Bread of Life afford</text:span></text:p>
            <text:p text:style-name="P8"><text:span text:style-name="T6">New grace in richest mea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4" draw:text-style-name="P11" draw:layer="layout" svg:width="24.892cm" svg:height="5.321cm" svg:x="1.548cm" svg:y="0.423cm">
          <draw:text-box>
            <text:p text:style-name="P10"><text:span text:style-name="T7"><text:s text:c="4"/></text:span><text:span text:style-name="T6">O make us die to ev’ry sin,</text:span><text:span text:style-name="T8"><text:line-break/></text:span><text:span text:style-name="T6">Each day create new life within,</text:span><text:span text:style-name="T8"><text:line-break/></text:span><text:span text:style-name="T6">That fruits of faith may flouri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3" draw:text-style-name="P9" draw:layer="layout" svg:width="24.892cm" svg:height="7.011cm" svg:x="1.524cm" svg:y="0.609cm">
          <draw:text-box>
            <text:p text:style-name="P8"><text:span text:style-name="T5">3. </text:span><text:span text:style-name="T6">And when our earthly race is run,</text:span><text:span text:style-name="T6"><text:line-break/></text:span><text:span text:style-name="T6">Death’s bitter hour impending,</text:span><text:span text:style-name="T6"><text:line-break/></text:span><text:span text:style-name="T6">Then may Thy work in us begun</text:span><text:span text:style-name="T6"><text:line-break/></text:span><text:span text:style-name="T6">Continue till life’s end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>
        <draw:frame draw:style-name="gr5" draw:text-style-name="P11" draw:layer="layout" svg:width="24.892cm" svg:height="10.16cm" svg:x="1.524cm" svg:y="0.508cm">
          <draw:text-box>
            <text:p text:style-name="P10"><text:span text:style-name="T6">Until we gladly may commend</text:span></text:p>
            <text:p text:style-name="P10"><text:span text:style-name="T6">Our souls into our Savior’s hand,</text:span></text:p>
            <text:p text:style-name="P10"><text:span text:style-name="T6">The crown of life obtaining.</text:span></text:p>
            <text:p text:style-name="P12"><text:span text:style-name="T7"><text:line-break/></text:span><text:span text:style-name="T7"/></text:p>
            <text:p text:style-name="P12"><text:span text:style-name="T9"/></text:p>
            <text:p text:style-name="P12"><text:span text:style-name="T10"><text:s text:c="7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22:40:01.162000000</meta:creation-date>
    <dc:date>2019-04-27T14:31:45.968000000</dc:date>
    <meta:editing-duration>PT20M35S</meta:editing-duration>
    <meta:editing-cycles>10</meta:editing-cycles>
    <meta:generator>LibreOffice/6.1.5.2$Windows_X86_64 LibreOffice_project/90f8dcf33c87b3705e78202e3df5142b201bd805</meta:generator>
    <meta:document-statistic meta:object-count="42"/>
  </office:meta>
</office:document-meta>
</file>